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BFBFBF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9" style:family="table-cell" style:parent-style-name="Default" style:data-style-name="N30">
      <style:table-cell-properties fo:border="thin solid #000000" style:vertical-align="top" fo:wrap-option="wrap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1" style:font-name-asian="Arial1" style:font-name-complex="Arial1"/>
    </style:style>
    <style:style style:name="ce22" style:family="table-cell" style:parent-style-name="Lien_32_hypertexte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FF" fo:font-size="8pt" style:font-size-asian="8pt" style:font-size-complex="8pt" style:text-underline-style="solid" style:text-underline-type="single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5" style:family="table-cell" style:parent-style-name="Default" style:data-style-name="N30">
      <style:table-cell-properties fo:border="thin solid #000000" style:vertical-align="automatic" fo:wrap-option="wrap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#FFC000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29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Arial1" style:font-name-asian="Arial1" style:font-name-complex="Arial1"/>
    </style:style>
    <style:style style:name="ce3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Arial1" style:font-name-asian="Arial1" style:font-name-complex="Arial1"/>
    </style:style>
    <style:style style:name="ce32" style:family="table-cell" style:parent-style-name="Lien_32_hypertexte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FF" fo:font-size="8pt" style:font-size-asian="8pt" style:font-size-complex="8pt" style:text-underline-style="solid" style:text-underline-type="single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5" style:family="table-cell" style:parent-style-name="Lien_32_hypertexte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FF" fo:font-size="8pt" style:font-size-asian="8pt" style:font-size-complex="8pt" style:text-underline-style="solid" style:text-underline-type="single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1" style:font-name-asian="Arial1" style:font-name-complex="Arial1"/>
    </style:style>
    <style:style style:name="ce3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0.8743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5.71625cm"/>
    </style:style>
    <style:style style:name="co7" style:family="table-column">
      <style:table-column-properties fo:break-before="auto" style:column-width="5.318125cm"/>
    </style:style>
    <style:style style:name="co8" style:family="table-column">
      <style:table-column-properties fo:break-before="auto" style:column-width="5.60916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71.2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28.5pt" style:use-optimal-row-height="true" fo:break-before="auto"/>
    </style:style>
    <style:style style:name="ro7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6"/>
        <table:table-column table:style-name="co8" table:default-cell-style-name="ce6"/>
        <table:table-column table:style-name="co9" table:number-columns-repeated="1014" table:default-cell-style-name="ce7"/>
        <table:table-column table:style-name="co10" table:number-columns-repeated="15362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1">
            <text:p>GSMA</text:p>
            <text:p>status</text:p>
          </table:table-cell>
          <table:table-cell office:value-type="string" table:style-name="ce12">
            <text:p>CR document</text:p>
          </table:table-cell>
          <table:table-cell office:value-type="string" table:style-name="ce13">
            <text:p>Implementation</text:p>
            <text:p>GIT branch</text:p>
          </table:table-cell>
          <table:table-cell office:value-type="string" table:style-name="ce13">
            <text:p>Implementation status</text:p>
            <text:p>(implemented | integrated)</text:p>
          </table:table-cell>
          <table:table-cell table:number-columns-repeated="1013" table:style-name="ce14"/>
          <table:table-cell table:style-name="ce15"/>
          <table:table-cell table:number-columns-repeated="15362" table:style-name="ce16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24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3">
            <text:p>cr002</text:p>
          </table:table-cell>
          <table:table-cell table:style-name="ce23"/>
          <table:table-cell table:number-columns-repeated="1014" table:style-name="ce7"/>
          <table:table-cell table:number-columns-repeated="15362"/>
        </table:table-row>
        <table:table-row table:style-name="ro5">
          <table:table-cell office:value-type="string" table:style-name="ce17">
            <text:p>003</text:p>
          </table:table-cell>
          <table:table-cell office:value-type="string" table:style-name="ce18">
            <text:p>Application identification</text:p>
          </table:table-cell>
          <table:table-cell office:value-type="string" table:style-name="ce25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6">
            <text:p>To be completed by adding also appId in database.</text:p>
          </table:table-cell>
          <table:table-cell office:value-type="string" table:style-name="ce27">
            <text:p>Not reviewed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29">
            <text:p>- Use an Android Uri instead of a String for filenam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24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25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25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2"/>
        </table:table-row>
        <table:table-row table:style-name="ro7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25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25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25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3">
            <text:p>cr10-ice91</text:p>
          </table:table-cell>
          <table:table-cell office:value-type="string" table:style-name="ce23">
            <text:p>implemented</text:p>
          </table:table-cell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25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4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25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24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24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25">
            <text:p>- Add RCS settings</text:p>
            <text:p>(add comments for MaxMessageLength in chat + GC)</text:p>
          </table:table-cell>
          <table:table-cell office:value-type="string" table:style-name="ce30">
            <text:p>To be updated</text:p>
          </table:table-cell>
          <table:table-cell office:value-type="string" table:style-name="ce31">
            <text:p>To be reviewed again</text:p>
          </table:table-cell>
          <table:table-cell table:style-name="ce22"/>
          <table:table-cell table:number-columns-repeated="2" table:style-name="ce23"/>
          <table:table-cell table:number-columns-repeated="16376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24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25">
            <text:p>- Define methods to check capabilities depending on Use Cases</text:p>
          </table:table-cell>
          <table:table-cell office:value-type="string" table:style-name="ce26">
            <text:p>To be reviewed</text:p>
          </table:table-cell>
          <table:table-cell office:value-type="string" table:style-name="ce27">
            <text:p>Not reviewed</text:p>
          </table:table-cell>
          <table:table-cell table:style-name="ce22"/>
          <table:table-cell table:number-columns-repeated="2" table:style-name="ce23"/>
          <table:table-cell table:number-columns-repeated="16376"/>
        </table:table-row>
        <table:table-row table:style-name="ro5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25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2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33">
            <text:p>internal Sony branch</text:p>
            <text:p>quit-gc</text:p>
          </table:table-cell>
          <table:table-cell office:value-type="string" table:style-name="ce23">
            <text:p>implemented</text:p>
          </table:table-cell>
          <table:table-cell table:number-columns-repeated="16376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24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7">
            <text:p>Not reviewed</text:p>
          </table:table-cell>
          <table:table-cell office:value-type="string" table:style-name="ce22">
            <text:p><text:a xlink:href="https://rcsjta.googlecode.com/git/docs/CR/CR_blackbird_5.2/RCSJTA_TT_BB_CR019_Undelivered_messages.doc">https://rcsjta.googlecode.com/git/docs/CR/CR_blackbird_5.2/RCSJTA_TT_BB_CR019_Undelivered_messages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20</text:p>
          </table:table-cell>
          <table:table-cell office:value-type="string" table:style-name="ce34">
            <text:p>Merged cursors</text:p>
            <text:p>/EventLogProvider</text:p>
          </table:table-cell>
          <table:table-cell office:value-type="string" table:style-name="ce24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7">
            <text:p>Not review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6376"/>
        </table:table-row>
        <table:table-row table:style-name="ro5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24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6">
            <text:p>To be reviewed</text:p>
          </table:table-cell>
          <table:table-cell office:value-type="string" table:style-name="ce27">
            <text:p>Not reviewed</text:p>
          </table:table-cell>
          <table:table-cell table:style-name="ce22"/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24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3">
            <text:p>cr024-ice69</text:p>
          </table:table-cell>
          <table:table-cell table:style-name="ce23"/>
          <table:table-cell table:number-columns-repeated="16376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24">
            <text:p>- Rename JoynClient by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24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7">
            <text:p>Not reviewed</text:p>
          </table:table-cell>
          <table:table-cell office:value-type="string" table:style-name="ce35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24">
            <text:p>- Minor chnages after implementation</text:p>
          </table:table-cell>
          <table:table-cell office:value-type="string" table:style-name="ce36">
            <text:p>In progress</text:p>
          </table:table-cell>
          <table:table-cell office:value-type="string" table:style-name="ce37">
            <text:p>Not reviewed</text:p>
          </table:table-cell>
          <table:table-cell table:style-name="ce35"/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6</text:p>
          </table:table-cell>
          <table:table-cell office:value-type="string" table:style-name="ce18">
            <text:p>Exception handling</text:p>
          </table:table-cell>
          <table:table-cell office:value-type="string" table:style-name="ce24">
            <text:p>- Exception handling for any API</text:p>
          </table:table-cell>
          <table:table-cell office:value-type="string" table:style-name="ce36">
            <text:p>Not started</text:p>
          </table:table-cell>
          <table:table-cell office:value-type="string" table:style-name="ce37">
            <text:p>Not reviewed</text:p>
          </table:table-cell>
          <table:table-cell table:style-name="ce38"/>
          <table:table-cell table:number-columns-repeated="2" table:style-name="ce23"/>
          <table:table-cell table:number-columns-repeated="16376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6-03T14:16:31Z</dc:date>
    <meta:editing-cycles>18</meta:editing-cycles>
    <meta:editing-duration>PT11174S</meta:editing-duration>
  </office:meta>
</office:document-meta>
</file>